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ultiRepository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ultiRepository.service( Mail mai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ToMultiReposito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MultiRepository.getRepository( String us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oMultiRepository.ini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oMultiRepository.storeMail( MailAddress sender , MailAddress recipient , Mime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